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304cm"/>
    </style:style>
    <style:style style:name="co2" style:family="table-column">
      <style:table-column-properties fo:break-before="auto" style:column-width="2.843cm"/>
    </style:style>
    <style:style style:name="co3" style:family="table-column">
      <style:table-column-properties fo:break-before="auto" style:column-width="2.381cm"/>
    </style:style>
    <style:style style:name="co4" style:family="table-column">
      <style:table-column-properties fo:break-before="auto" style:column-width="1.563cm"/>
    </style:style>
    <style:style style:name="co5" style:family="table-column">
      <style:table-column-properties fo:break-before="auto" style:column-width="1.776cm"/>
    </style:style>
    <style:style style:name="co6" style:family="table-column">
      <style:table-column-properties fo:break-before="auto" style:column-width="1.208cm"/>
    </style:style>
    <style:style style:name="co7" style:family="table-column">
      <style:table-column-properties fo:break-before="auto" style:column-width="1.598cm"/>
    </style:style>
    <style:style style:name="co8" style:family="table-column">
      <style:table-column-properties fo:break-before="auto" style:column-width="1.812cm"/>
    </style:style>
    <style:style style:name="co9" style:family="table-column">
      <style:table-column-properties fo:break-before="auto" style:column-width="1.635cm"/>
    </style:style>
    <style:style style:name="co10" style:family="table-column">
      <style:table-column-properties fo:break-before="auto" style:column-width="1.954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Taulukko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ulukk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14" table:default-cell-style-name="Default"/>
        <table:table-row table:style-name="ro1">
          <table:table-cell table:number-columns-repeated="2"/>
          <table:table-cell office:value-type="string" calcext:value-type="string">
            <text:p>prs-taiv-muoto</text:p>
          </table:table-cell>
          <table:table-cell office:value-type="string" calcext:value-type="string">
            <text:p>partisiippi liittomuodossa</text:p>
          </table:table-cell>
          <table:table-cell office:value-type="string" calcext:value-type="string">
            <text:p>kieltoverbi</text:p>
          </table:table-cell>
          <table:table-cell office:value-type="string" calcext:value-type="string">
            <text:p>infinitiivi</text:p>
          </table:table-cell>
          <table:table-cell office:value-type="string" calcext:value-type="string">
            <text:p>partisiippi ei liittom.</text:p>
          </table:table-cell>
          <table:table-cell office:value-type="string" calcext:value-type="string">
            <text:p>minen</text:p>
          </table:table-cell>
          <table:table-cell office:value-type="string" calcext:value-type="string">
            <text:p>muu teonnimi</text:p>
          </table:table-cell>
          <table:table-cell office:value-type="string" calcext:value-type="string">
            <text:p>hukass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uosi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lman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haa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hminen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yntyny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yömää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haa.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tta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 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kojen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usta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yntynyt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atteita,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iden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kia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hmiset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va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pettanee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han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ömisen.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yt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svissyönti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ositumpaa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uin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oskaan.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tä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rustellaa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äinten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ohtelulla,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kologialla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 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rveydellä.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uukausiliitteen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imittaja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uni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emppainen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äätt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petta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han 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ömisen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uosi 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tten.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yt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än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ertoo,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ten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ni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uosi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tten 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pet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han 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ömisen.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- Vuoden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kana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l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yöny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haa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etääkseni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isi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ertaa.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olmesti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in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pahtu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koituksella,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yön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kia,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 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erran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hingossa.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-- Se,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ttä 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rtta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haa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uoden 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i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ki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ummoinen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avutus,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tta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pettavaista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 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llut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len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un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assa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kanu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vosta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etjuravintoloita,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vainnu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ihepiiriin 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ittyvie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äsitteiden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nimutkaisuuden,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tunu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kemaa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oteselosteita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 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ppinu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litsemaa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upan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yllyltä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uuri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svispateen,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ka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istu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van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ksamakkaralta.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kainen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omalainen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uokalehti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ränny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hkuttamaa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svisruokaa.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vintola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uin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vintola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rjoa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tittyjä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svisannoksia,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 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net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oko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nsan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etjuravintolat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va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llee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lppaina: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imerkiksi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ico-ravintoloissa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kaiseen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ilaiseen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han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jasta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lita 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yhtökaurapihvin.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endikkyyteni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ntunu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kavalta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ttei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llättävältä.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in 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net 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ärkisyyt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huva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svissyönnin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olesta.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tta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isaalta: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öminen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i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siaankaan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in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ärjen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ia.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number-rows-repeated="10484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0109P0" style:volatile="true" number:language="en" number:country="ZA">
      <number:text>R </number:text>
      <number:number number:decimal-places="0" number:min-integer-digits="1" number:grouping="true"/>
    </number:number-style>
    <number:number-style style:name="N10109" number:language="en" number:country="ZA">
      <number:text>R -</number:text>
      <number:number number:decimal-places="0" number:min-integer-digits="1" number:grouping="true"/>
      <style:map style:condition="value()&gt;=0" style:apply-style-name="N10109P0"/>
    </number:number-style>
    <number:number-style style:name="N10110P0" style:volatile="true" number:language="en" number:country="ZA">
      <number:text>R </number:text>
      <number:number number:decimal-places="0" number:min-integer-digits="1" number:grouping="true"/>
    </number:number-style>
    <number:number-style style:name="N10110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10110P0"/>
    </number:number-style>
    <number:number-style style:name="N10112P0" style:volatile="true" number:language="en" number:country="ZA">
      <number:text>R </number:text>
      <number:number number:decimal-places="2" number:min-integer-digits="1" number:grouping="true"/>
    </number:number-style>
    <number:number-style style:name="N10112" number:language="en" number:country="ZA">
      <number:text>R -</number:text>
      <number:number number:decimal-places="2" number:min-integer-digits="1" number:grouping="true"/>
      <style:map style:condition="value()&gt;=0" style:apply-style-name="N10112P0"/>
    </number:number-style>
    <number:number-style style:name="N10113P0" style:volatile="true" number:language="en" number:country="ZA">
      <number:text>R </number:text>
      <number:number number:decimal-places="2" number:min-integer-digits="1" number:grouping="true"/>
    </number:number-style>
    <number:number-style style:name="N10113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10113P0"/>
    </number:number-style>
    <number:date-style style:name="N10114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15" number:language="en" number:country="ZA">
      <number:day number:style="long"/>
      <number:text>-</number:text>
      <number:month number:textual="true"/>
    </number:date-style>
    <number:date-style style:name="N10116" number:language="en" number:country="ZA">
      <number:month number:textual="true"/>
      <number:text>-</number:text>
      <number:year/>
    </number:date-style>
    <number:date-style style:name="N10117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n" number:country="ZA">
      <number:number number:decimal-places="0" number:min-integer-digits="1" number:grouping="true"/>
    </number:number-style>
    <number:number-style style:name="N10118" number:language="en" number:country="ZA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ZA">
      <number:number number:decimal-places="0" number:min-integer-digits="1" number:grouping="true"/>
    </number:number-style>
    <number:number-style style:name="N10119" number:language="en" number:country="ZA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ZA">
      <number:number number:decimal-places="2" number:min-integer-digits="1" number:grouping="true"/>
    </number:number-style>
    <number:number-style style:name="N10120" number:language="en" number:country="ZA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ZA">
      <number:number number:decimal-places="2" number:min-integer-digits="1" number:grouping="true"/>
    </number:number-style>
    <number:number-style style:name="N10121" number:language="en" number:country="ZA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ZA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en" number:country="ZA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en" number:country="ZA">
      <loext:fill-character> </loext:fill-character>
      <number:text>- </number:text>
    </number:number-style>
    <number:text-style style:name="N10125" number:language="en" number:country="ZA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en" number:country="ZA">
      <number:text> R </number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en" number:country="ZA">
      <number:text> R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9P2" style:volatile="true" number:language="en" number:country="ZA">
      <number:text> R </number:text>
      <loext:fill-character> </loext:fill-character>
      <number:text>- </number:text>
    </number:number-style>
    <number:text-style style:name="N10129" number:language="en" number:country="ZA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ZA"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en" number:country="ZA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3P2" style:volatile="true" number:language="en" number:country="ZA"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en" number:country="ZA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en" number:country="ZA">
      <number:text> R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ZA">
      <number:text> R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7P2" style:volatile="true" number:language="en" number:country="ZA">
      <number:text> R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ZA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Droid Sans Fallback" style:font-family-asian="'Droid Sans Fallback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0000/00/00</text:date>, <text:time style:data-style-name="N2" text:time-value="16:12:44.9903463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ulukko1" style:display-name="PageStyle_Taulukk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 Routarinne</meta:initial-creator>
    <dc:creator>Stobe </dc:creator>
    <meta:creation-date>2017-06-21T14:24:06</meta:creation-date>
    <dc:date>2017-09-24T16:18:18.393107158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510" meta:object-count="0"/>
    <meta:user-defined meta:name="AppVersion">14.0300</meta:user-defined>
    <meta:user-defined meta:name="Company">Helsingin yliopist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